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1c75" officeooo:paragraph-rsid="00001c75"/>
    </style:style>
    <style:style style:name="P2" style:family="paragraph" style:parent-style-name="Standard">
      <style:text-properties fo:font-weight="bold" officeooo:rsid="00001c75" officeooo:paragraph-rsid="00001c75" style:font-weight-asian="bold" style:font-weight-complex="bold"/>
    </style:style>
    <style:style style:name="P3" style:family="paragraph" style:parent-style-name="Standard">
      <style:text-properties fo:font-weight="normal" officeooo:rsid="00001c75" officeooo:paragraph-rsid="00001c75" style:font-weight-asian="normal" style:font-weight-complex="normal"/>
    </style:style>
    <style:style style:name="T1" style:family="text">
      <style:text-properties officeooo:rsid="0001386d"/>
    </style:style>
    <style:style style:name="T2" style:family="text">
      <style:text-properties officeooo:rsid="00032ff6"/>
    </style:style>
    <style:style style:name="T3" style:family="text">
      <style:text-properties officeooo:rsid="00040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’s group reflection:</text:p>
      <text:p text:style-name="P1"/>
      <text:p text:style-name="P2">What went well?</text:p>
      <text:p text:style-name="P3">Compared to the last assignment, we were certainly a lot more organised this time around and stuck to our deadlines closer, allowing us plenty of wriggle room to allow for setbacks. I also think our increased use of GitHub this time was very beneficial, as we could each work on files on <text:span text:style-name="T3">the</text:span> word processors and/or other programs of our choosing.</text:p>
      <text:p text:style-name="P3"/>
      <text:p text:style-name="P2">What could be improved?</text:p>
      <text:p text:style-name="P3">The obvious thing that could be improved is communication between group members, there were a few points where some group members were unreachable, some of this was excusable due to unavoidable <text:span text:style-name="T2">circumstances,</text:span> however, some absences were left unexplained, something which I was guilty of myself. </text:p>
      <text:p text:style-name="P3"/>
      <text:p text:style-name="P2">At least one thing that was surprising</text:p>
      <text:p text:style-name="P3">I was surprised by how well everything came together at the end, the prototype looks especially nice and works about as well as intended. I was also surprised by how less stressful it was despite the <text:span text:style-name="T1">setbacks we’ve had to face.</text:span></text:p>
      <text:p text:style-name="P3"/>
      <text:p text:style-name="P2">At least one thing that you have learned about groups</text:p>
      <text:p text:style-name="P3">I’ve learned to always expect the unexpected, sometimes people will have things happen in their lives or will <text:span text:style-name="T1">be unavailable, these must be accounted f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9T19:23:04.187000000</meta:creation-date>
    <dc:date>2022-05-29T19:36:03.015000000</dc:date>
    <meta:editing-duration>PT2M17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9" meta:word-count="199" meta:character-count="1177" meta:non-whitespace-character-count="986"/>
  </office:meta>
</office:document-meta>
</file>